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gredients:<text:line-break/><text:bookmark text:name="KonaFilter"/>1 cup margarine<text:line-break/>1 cup Dr. Pepper<text:line-break/>4 tablespoons cocoa<text:line-break/>1 1/2 teaspoon cinnamon<text:line-break/>3 cups flour -- sifted<text:line-break/>2 cups sugar<text:line-break/>1/2 teaspoon salt<text:line-break/>2 eggs -- well beaten<text:line-break/>1/2 cup buttermilk<text:line-break/>1 teaspoon baking soda<text:line-break/>***DR. PEPPER FROSTING***<text:line-break/>1/2 cup Dr. Pepper<text:line-break/>1/4 cup margarine<text:line-break/>3 table spoons cocoa<text:line-break/>3 cups powdered sugar -- sifted<text:line-break/>1/2 cup pecans -- chopped<text:line-break/>1 teaspoon vanilla</text:p>
      <text:p text:style-name="Text_20_body"><text:a xlink:type="simple" xlink:href="http://www.cdkitchen.com/recipes/recipewordfind.php?rezid=414150&amp;rmid=4129&amp;KeepThis=true&amp;TB_iframe=true&amp;height=410&amp;width=680">Turn this recipe into a puzzle! [click] </text:a></text:p>
      <text:p text:style-name="Text_20_body">Directions:</text:p>
      <text:p text:style-name="Text_20_body">Heat Dr. Pepper with margarine, but do not boil. Set aside. Sift together flour, sugar, cinnamon, salt, and cocoa. Beat together eggs, buttermilk, vanilla, and baking soda. Add hot Dr. Pepper mixture to dry ingredients. Stir in egg mixture, and blend well. Pour into greased and floured 15x10-inch sheet cake pan. Bake at 350 deg. for 25 minutes. <text:line-break/><text:line-break/>For frosting: About 5 minutes before cake is done, heat Dr. Pepper, margarine, and cocoa. <text:line-break/><text:line-break/>Stir in powdered sugar, pecans, and vanilla. Spread frosting on while cake is still hot. <text:line-break/><text:line-break/>NOTES : Taken from Baylor University Alumni Association cookbook-"Homecoming: Special Foods, Special Memories" </text:p>
      <text:p text:style-name="Text_20_body">This recipe from CDKitchen for Dr. Pepper Cake serves/makes 1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3-30T14:23:30</meta:creation-date>
    <dc:date>2008-03-30T14:24:25</dc:date>
    <meta:print-date>2008-03-30T14:23:38</meta:print-date>
    <meta:editing-cycles>1</meta:editing-cycles>
    <meta:editing-duration>PT55S</meta:editing-duration>
    <meta:user-defined meta:name="Info 1"/>
    <meta:user-defined meta:name="Info 2"/>
    <meta:user-defined meta:name="Info 3"/>
    <meta:user-defined meta:name="Info 4"/>
    <meta:document-statistic meta:table-count="0" meta:image-count="0" meta:object-count="0" meta:page-count="1" meta:paragraph-count="5" meta:word-count="189" meta:character-count="1124"/>
  </office:meta>
</office:document-meta>
</file>